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allaad" style:master-page-name="MP0" style:family="paragraph">
      <style:paragraph-properties fo:break-before="page" fo:margin-bottom="0.1388in" fo:line-height="115%"/>
    </style:style>
    <style:style style:name="T2" style:parent-style-name="Lõiguvaikefont" style:family="text">
      <style:text-properties style:font-name-asian="Calibri" style:font-name-complex="Calibri"/>
    </style:style>
    <style:style style:name="P3" style:parent-style-name="Normaallaad" style:family="paragraph">
      <style:paragraph-properties fo:margin-bottom="0.1388in" fo:line-height="115%"/>
    </style:style>
    <style:style style:name="T4" style:parent-style-name="Lõiguvaikefont" style:family="text">
      <style:text-properties style:font-name-asian="Calibri" style:font-name-complex="Calibri"/>
    </style:style>
    <style:style style:name="P5" style:parent-style-name="Normaallaad" style:family="paragraph">
      <style:paragraph-properties fo:margin-bottom="0.1388in"/>
    </style:style>
    <style:style style:name="P6" style:parent-style-name="Normaallaad" style:family="paragraph">
      <style:paragraph-properties fo:margin-bottom="0.1388in" fo:line-height="115%"/>
    </style:style>
    <style:style style:name="T7" style:parent-style-name="Lõiguvaikefont" style:family="text">
      <style:text-properties style:font-name-asian="Calibri" style:font-name-complex="Calibri"/>
    </style:style>
    <style:style style:name="T8" style:parent-style-name="Lõiguvaikefont" style:family="text">
      <style:text-properties style:font-name-asian="Calibri" style:font-name-complex="Calibri"/>
    </style:style>
    <style:style style:name="T9" style:parent-style-name="Lõiguvaikefont" style:family="text">
      <style:text-properties style:font-name-asian="Calibri" style:font-name-complex="Calibri"/>
    </style:style>
    <style:style style:name="P10" style:parent-style-name="Normaallaad" style:family="paragraph">
      <style:paragraph-properties fo:margin-bottom="0.1388in" fo:line-height="115%"/>
    </style:style>
    <style:style style:name="T11" style:parent-style-name="Lõiguvaikefont" style:family="text">
      <style:text-properties style:font-name-asian="Calibri" style:font-name-complex="Calibri"/>
    </style:style>
    <style:style style:name="P12" style:parent-style-name="Normaallaad" style:family="paragraph">
      <style:paragraph-properties fo:margin-bottom="0.1388in" fo:line-height="115%"/>
    </style:style>
    <style:style style:name="T13" style:parent-style-name="Lõiguvaikefont" style:family="text">
      <style:text-properties style:font-name-asian="Calibri" style:font-name-complex="Calibri"/>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span text:style-name="T2">1. Avatud aadressimine on kokkupõrgete lahendamise meetod räsimisel, kus kõik elemendid salvestatakse otse räsitabelisse. Kui kokkupõrge tekib (st mitu väärtust jagavad sama räsindeksit), otsitakse uus vaba koht teatud algoritmi järgi. Protsess jätkub seni, kuni leitakse sobiv koht, kuhu element paigutada. Tavalised avatud aadressimise meetodid on lineaarne otsing, ruuduline otsing ja topelträsimine.</text:span></text:p>
      <text:p text:style-name="P3"><text:span text:style-name="T4">2.</text:span></text:p>
      <text:p text:style-name="P5"><draw:frame draw:z-index="251658240" draw:id="id0" draw:style-name="a0" draw:name="Picture 1" text:anchor-type="as-char" svg:x="0in" svg:y="0in" svg:width="5.77083in" svg:height="2.23958in" style:rel-width="scale" style:rel-height="scale"><draw:object-ole draw:class-id="00000315-0000-0000-C000-000000000046" xlink:href="Object 1" xlink:type="simple" xlink:show="embed" xlink:actuate="onLoad"/><draw:image xlink:href="ObjectReplacements/Object 1" xlink:type="simple" xlink:show="embed" xlink:actuate="onLoad"/><svg:title/><svg:desc/></draw:frame></text:p>
      <text:p text:style-name="P6"><text:span text:style-name="T7">3. Lineaarne otsing sobib väikeste<text:s/></text:span><text:span text:style-name="T8">tabelite</text:span><text:span text:style-name="T9"><text:s/>ja haruldaste kokkupõrgete puhul.</text:span></text:p>
      <text:p text:style-name="P10"><text:span text:style-name="T11">Ruuduline otsing sobib mõõdukalt täidetud tabelitesse, kus on soov vähendada klasterdamist.</text:span></text:p>
      <text:p text:style-name="P12"><text:span text:style-name="T13">Topelträsimine- Parim tihedalt täidetud tabelite ja suure räsifunktsiooni mitmekesisuse korra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style:contextual-spacing="false" fo:text-align="start" style:writing-mode="lr-tb" fo:line-height="100%" fo:background-color="transparent" style:tab-stop-distance="0.4916in">
        <style:background-fill draw:fill="solid"/>
      </style:paragraph-properties>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t" fo:country="EE" style:language-asian="et" style:country-asian="EE" style:language-complex="ar" style:country-complex="SA" style:text-combine="none" fo:hyphenate="true"/>
    </style:default-style>
    <style:style style:name="Normaallaad" style:display-name="Normaallaad" style:family="paragraph">
      <style:text-properties fo:hyphenate="false"/>
    </style:style>
    <style:style style:name="Lõiguvaikefont" style:display-name="Lõigu vaike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1.1812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Daniel Kabanen</dc:creator>
    <meta:creation-date>2024-12-02T17:10:00Z</meta:creation-date>
    <dc:date>2024-12-02T17:11:00Z</dc:date>
    <meta:template xlink:href="Normal" xlink:type="simple"/>
    <meta:editing-cycles>2</meta:editing-cycles>
    <meta:editing-duration>PT60S</meta:editing-duration>
    <meta:document-statistic meta:page-count="1" meta:paragraph-count="1" meta:word-count="102" meta:character-count="699" meta:row-count="4" meta:non-whitespace-character-count="598"/>
  </office:meta>
</office:document-meta>
</file>